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u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ix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015-09-22</text:date>, <text:time>15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</meta:editing-duration>
    <meta:editing-cycles>3</meta:editing-cycles>
    <meta:generator>OpenOffice/4.1.1$Win32 OpenOffice.org_project/411m6$Build-9775</meta:generator>
    <dc:date>2015-09-22T15:16:53.41</dc:date>
    <dc:creator>Ludivg 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